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276" calcext:value-type="float">
            <text:p>48.7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964" calcext:value-type="float">
            <text:p>47.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12" calcext:value-type="float">
            <text:p>47.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1904" calcext:value-type="float">
            <text:p>48.7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524" calcext:value-type="float">
            <text:p>45.7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8528" calcext:value-type="float">
            <text:p>51.4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29472" calcext:value-type="float">
            <text:p>46.8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1906</text:p>
          </table:table-cell>
          <table:table-cell office:value-type="string" calcext:value-type="string">
            <text:p>Higginbotham Quad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9848" calcext:value-type="float">
            <text:p>42.9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